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7"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8"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9"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0"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1" style:family="paragraph" style:parent-style-name="Standard">
      <style:text-properties fo:font-size="13pt" fo:font-weight="bold" style:font-size-asian="13pt" style:font-weight-asian="bold" style:font-size-complex="13pt" style:font-weight-complex="bold"/>
    </style:style>
    <style:style style:name="P12"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text-properties style:font-name="Palatino" fo:font-size="12pt" fo:font-style="italic" style:font-size-asian="12pt" style:font-style-asian="italic" style:font-size-complex="12pt" style:font-style-complex="italic"/>
    </style:style>
    <style:style style:name="P17" style:family="paragraph" style:parent-style-name="Standard">
      <style:text-properties style:font-name="Palatino" fo:font-size="9pt" style:font-size-asian="9pt" style:font-size-complex="9pt"/>
    </style:style>
    <style:style style:name="P18"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9"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0"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3"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6"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7" style:family="paragraph" style:parent-style-name="Standard">
      <style:paragraph-properties fo:break-before="page"/>
      <style:text-properties fo:font-size="13pt" fo:font-weight="bold" style:font-size-asian="13pt" style:font-weight-asian="bold" style:font-size-complex="13pt" style:font-weight-complex="bold"/>
    </style:style>
    <style:style style:name="P28"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9" style:family="paragraph" style:parent-style-name="Standard">
      <style:paragraph-properties fo:break-before="page"/>
      <style:text-properties fo:font-size="12pt" style:font-size-asian="12pt" style:font-size-complex="12pt"/>
    </style:style>
    <style:style style:name="P30"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1"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4"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5"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6"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37"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38" style:family="paragraph" style:parent-style-name="Contents_20_2">
      <style:paragraph-properties fo:margin-left="0.1965in" fo:margin-right="0in" fo:margin-top="0.0799in" fo:margin-bottom="0.0598in" fo:text-align="start" style:justify-single-word="false" fo:text-indent="0in" style:auto-text-indent="false" fo:break-before="pag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4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style>
    <style:style style:name="P41"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2"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3"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45"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6" style:family="paragraph" style:parent-style-name="First_20_line_20_indent">
      <style:paragraph-properties fo:margin-top="0in" fo:margin-bottom="0.0028in" fo:text-align="start" style:justify-single-word="false"/>
    </style:style>
    <style:style style:name="P47"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8"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9"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50"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51"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52"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53"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4" style:family="paragraph" style:parent-style-name="Standard">
      <style:paragraph-properties fo:margin-top="0in" fo:margin-bottom="0.0028in" fo:text-align="start" style:justify-single-word="false"/>
      <style:text-properties fo:font-size="9pt" style:font-size-asian="9pt" style:font-size-complex="9pt"/>
    </style:style>
    <style:style style:name="P55"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font-style-complex="italic"/>
    </style:style>
    <style:style style:name="T4" style:family="text">
      <style:text-properties fo:font-size="9pt" fo:font-style="normal" style:font-size-asian="9pt" style:font-style-asian="normal" style:font-size-complex="9pt" style:font-style-complex="normal"/>
    </style:style>
    <style:style style:name="T5" style:family="text">
      <style:text-properties fo:font-size="10pt" style:font-name-asian="Arial1" style:font-size-asian="10pt" style:font-size-complex="10pt"/>
    </style:style>
    <style:style style:name="T6"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7"/>
      <text:p text:style-name="P4">Poetic Starlight</text:p>
      <text:p text:style-name="P8"/>
      <text:p text:style-name="P19"/>
      <text:p text:style-name="P19"/>
      <text:p text:style-name="P36">By Stacy David</text:p>
      <text:p text:style-name="P6"/>
      <text:p text:style-name="P6"/>
      <text:p text:style-name="P6"/>
      <text:p text:style-name="P6"/>
      <text:p text:style-name="P21"/>
      <text:p text:style-name="P19"/>
      <text:p text:style-name="P19"/>
      <text:p text:style-name="P19"/>
      <text:p text:style-name="P19"/>
      <text:p text:style-name="P24">Tiger Farm Press</text:p>
      <text:p text:style-name="P23"><draw:frame draw:style-name="fr1" draw:name="graphics1" text:anchor-type="paragraph" svg:width="0.598in" svg:height="0.3311in" draw:z-index="0"><draw:image xlink:href="Pictures/20000009000005EF0000034A4CA2CB80.svm" xlink:type="simple" xlink:show="embed" xlink:actuate="onLoad"/></draw:frame></text:p>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49">Copyright © 2020, Stacy David Thurston, United States of America.</text:p>
      <text:p text:style-name="P49">All rights reserved. No part of this book may be reproduced or transmitted in any form or by any means, electronic or mechanical, without permission in writing from the author, except for the use of brief quotations in a book review or scholarly journal.</text:p>
      <text:p text:style-name="P50"><text:span text:style-name="T1">Lulu.com publisher ISBN: </text:span>978-0-359-40287-8</text:p>
      <text:p text:style-name="P49">Cover by Tiger Farm Press using author's photo taken in the Louvre in Paris.</text:p>
      <text:p text:style-name="P49">First Edition, there was a previous draft edition.</text:p>
      <text:p text:style-name="P7"/>
      <text:p text:style-name="P15"><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27"/>
      <text:p text:style-name="P11"/>
      <text:p text:style-name="P11"/>
      <text:p text:style-name="P11"/>
      <text:p text:style-name="P11"/>
      <text:p text:style-name="P11"/>
      <text:p text:style-name="P31">Dedicated to</text:p>
      <text:p text:style-name="P32">my readers</text:p>
      <text:p text:style-name="P30"/>
      <text:p text:style-name="P33"/>
      <text:p text:style-name="P29"/>
      <text:p text:style-name="P13"/>
      <text:p text:style-name="P13"/>
      <text:p text:style-name="P13"/>
      <text:p text:style-name="P16">Author's other books</text:p>
      <text:p text:style-name="P17">Family History</text:p>
      <text:p text:style-name="P17">Getting Started with Sun ONE</text:p>
      <text:p text:style-name="P17">Scrooge's Christmas</text:p>
      <text:p text:style-name="P17">Short Stories</text:p>
      <text:p text:style-name="P17">Einstein's Cube</text:p>
      <text:p text:style-name="P25"/>
      <text:p text:style-name="P14"/>
      <text:p text:style-name="P20">Poetic Starlight</text:p>
      <text:p text:style-name="P10"/>
      <text:p text:style-name="P22">John Keats story told with poems</text:p>
      <text:p text:style-name="P22">inspired by the Age of Romance.</text:p>
      <text:p text:style-name="P3"/>
      <text:h text:style-name="P55" text:outline-level="1">Contents</text:h>
      <text:p text:style-name="P5">Poetic Spirit <text:tab/></text:p>
      <text:p text:style-name="P34">The Road Less Taken <text:tab/>1</text:p>
      <text:p text:style-name="P34">Great Poets <text:s/><text:tab/>2</text:p>
      <text:p text:style-name="P34">To be or not to be <text:tab/>4</text:p>
      <text:p text:style-name="P34">Circle of Writers <text:tab/>6</text:p>
      <text:p text:style-name="P34">Poems, Keats's first book <text:tab/>7</text:p>
      <text:p text:style-name="P34">He was a Poet, Sure a Lover too <text:tab/>8</text:p>
      <text:p text:style-name="P34">Poetic Spirit <text:tab/>9</text:p>
      <text:p text:style-name="P5">Epic Writing the Keats Way <text:tab/></text:p>
      <text:p text:style-name="P34">Endymion, Keats's second book <text:tab/>12</text:p>
      <text:p text:style-name="P34">Daffodils <text:s/><text:tab/>13</text:p>
      <text:p text:style-name="P34">Tramping around Scotland <text:s/><text:tab/>14</text:p>
      <text:p text:style-name="P34">Imperial Banquet <text:tab/>16</text:p>
      <text:p text:style-name="P34">An Epic Sonnet for Miss Cox <text:tab/>17</text:p>
      <text:p text:style-name="P5">Love and Creativity <text:tab/></text:p>
      <text:p text:style-name="P34">For Valentine's Day <text:tab/>19</text:p>
      <text:p text:style-name="P34">How Do I Love Thee? <text:tab/>20</text:p>
      <text:p text:style-name="P34">Engagement <text:tab/>21</text:p>
      <text:p text:style-name="P34">Ode to a Nightingale's Lament <text:tab/>22</text:p>
      <text:p text:style-name="P34">My dear lady <text:tab/>26</text:p>
      <text:p text:style-name="P34">What Dreams are Made Of <text:tab/>27</text:p>
      <text:p text:style-name="P34">On the Road Again <text:tab/>28</text:p>
      <text:p text:style-name="P34">Summer Muse <text:tab/>29</text:p>
      <text:p text:style-name="P34"><text:soft-page-break/>Lamia, A Timeless Theme <text:tab/>31</text:p>
      <text:p text:style-name="P34">The Composition of a Kiss <text:tab/>32</text:p>
      <text:p text:style-name="P34">Ill Wind <text:tab/>33</text:p>
      <text:p text:style-name="P5">Bright Star <text:tab/></text:p>
      <text:p text:style-name="P34">Starlight <text:tab/>34</text:p>
      <text:p text:style-name="P34">The Tempest <text:tab/>35</text:p>
      <text:p text:style-name="P34">Poetic Starlight <text:tab/>36</text:p>
      <text:p text:style-name="P34">Decades Later <text:tab/>38</text:p>
      <text:p text:style-name="P34">Star Writer <text:tab/>39</text:p>
      <text:p text:style-name="P40"><text:span text:style-name="T5">English Romantic Poets <text:tab/>40</text:span></text:p>
      <text:p text:style-name="P5"><text:span text:style-name="T6">Others Worth Writing About <text:tab/></text:span></text:p>
      <text:p text:style-name="P34">Mark as a Child <text:tab/>i</text:p>
      <text:p text:style-name="P34">Crashed <text:tab/>ii</text:p>
      <text:p text:style-name="P34">Anthony Bourdain's Dinner Dream <text:tab/>iii</text:p>
      <text:p text:style-name="P34">Noodle Porn <text:tab/>iv</text:p>
      <text:p text:style-name="P34">Paul the Music Man <text:tab/>v</text:p>
      <text:p text:style-name="P34">Cheers My Friend <text:tab/>vi</text:p>
      <text:p text:style-name="P34">Coleridge, Home of the Muse <text:tab/>vii</text:p>
      <text:p text:style-name="P5">Afterword <text:tab/></text:p>
      <text:p text:style-name="P34">Poems Inspired by Poems<text:tab/>viii</text:p>
      <text:p text:style-name="P34">My Literary Pilgrimage <text:tab/>xi</text:p>
      <text:p text:style-name="P34">Keats House <text:tab/>x</text:p>
      <text:p text:style-name="P34">Keats Handwriting <text:tab/>xiii</text:p>
      <text:p text:style-name="P34">Poem and Illustration Credits <text:tab/>xv</text:p>
      <text:p text:style-name="P34"/>
      <text:p text:style-name="P5"><text:soft-page-break/>Halsey Purdy and Other Family Writers <text:tab/></text:p>
      <text:p text:style-name="P35">Granpa was a poet <text:tab/>xviii</text:p>
      <text:p text:style-name="P35">A Little Mouse <text:tab/>xix</text:p>
      <text:p text:style-name="P35">From Santa <text:tab/>xx</text:p>
      <text:p text:style-name="P35">I was Born <text:tab/>xxi</text:p>
      <text:p text:style-name="P35">Taxi Cab and the Three Trucks, by Rachel <text:tab/>xxvii</text:p>
      <text:p text:style-name="P35">Few of Branden's Grade 8 Poems <text:tab/>xxxi</text:p>
      <text:p text:style-name="P35">The Garden, by Riley <text:tab/>xxxv</text:p>
      <text:p text:style-name="P35">I am Canadian <text:tab/>xxxv</text:p>
      <text:p text:style-name="P35">Good Night Grandma Story <text:tab/>xxxviii</text:p>
      <text:p text:style-name="P38"/>
      <text:p text:style-name="P38"/>
      <text:p text:style-name="P53"/>
      <text:h text:style-name="Heading_20_1" text:outline-level="1">Foreword</text:h>
      <text:p text:style-name="Standard">This is a book of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46"><text:span text:style-name="T2">The second section is titled, </text:span><text:span text:style-name="T3">Others Worth Writing About</text:span><text:span text:style-name="T4">. The others are</text:span><text:span text:style-name="T2"> my friends and my heroes. The pieces are two pages with an introduction to the poetry. Then there is the independent pieces and fragments. </text:span>This book format is a commonly used in books printed in the 1800's, of which I have more than a few.</text:p>
      <text:p text:style-name="P45"><text:bookmark-start text:name="__DdeLink__45513_2012125007"/>F<text:bookmark-end text:name="__DdeLink__45513_2012125007"/>or the curious, the afterword includes a list of the original poems and authors from which I drew inspiration.</text:p>
      <text:p text:style-name="First_20_line_20_indent"/>
      <text:p text:style-name="P54"/>
      <text:p text:style-name="P48"/>
      <text:p text:style-name="P28"/>
      <text:p text:style-name="P18"/>
      <text:p text:style-name="P18"/>
      <text:h text:style-name="P41" text:outline-level="3">The great beauty of Poetry is,</text:h>
      <text:h text:style-name="P42" text:outline-level="3"><text:s text:c="8"/>that it makes everything</text:h>
      <text:h text:style-name="P43" text:outline-level="3"><text:s text:c="14"/>every place interesting. <text:s text:c="17"/></text:h>
      <text:p text:style-name="P37">John Keats, 1819</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7T17:18:05</dc:date>
    <meta:print-date>2009-01-12T14:38:07</meta:print-date>
    <dc:language>en-US</dc:language>
    <meta:editing-cycles>477</meta:editing-cycles>
    <meta:editing-duration>P13DT5H3M50S</meta:editing-duration>
    <dc:creator>Stacy David</dc:creator>
    <meta:document-statistic meta:table-count="0" meta:image-count="2" meta:object-count="0" meta:page-count="12" meta:paragraph-count="88" meta:word-count="535" meta:character-count="3043"/>
    <meta:user-defined meta:name="Info 1"/>
    <meta:user-defined meta:name="Info 2"/>
    <meta:user-defined meta:name="Info 3"/>
    <meta:user-defined meta:name="Info 4"/>
  </office:meta>
</office:document-meta>
</file>